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310000089010FB807F90FD0F63.png" manifest:media-type="image/png"/>
  <manifest:file-entry manifest:full-path="Pictures/10000001000002CE00000188AF36BE6365D5E9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8.996cm" svg:height="10.371cm" svg:x="4.545cm" svg:y="3.5cm">
          <draw:image xlink:href="Pictures/10000001000002CE00000188AF36BE6365D5E9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866cm" presentation:class="outline" presentation:placeholder="true" presentation:user-transformed="true">
          <draw:text-box/>
        </draw:frame>
        <draw:frame draw:style-name="gr3" draw:text-style-name="P4" draw:layer="layout" svg:width="16.905cm" svg:height="15.749cm" svg:x="5.59cm" svg:y="0.007cm">
          <draw:image xlink:href="Pictures/10000000000009310000089010FB807F90FD0F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0T09:38:38.729491878</meta:creation-date>
    <dc:date>2024-05-10T11:24:37.631707281</dc:date>
    <meta:editing-duration>PT45M49S</meta:editing-duration>
    <meta:editing-cycles>2</meta:editing-cycles>
    <meta:generator>LibreOffice/7.3.7.2$Linux_X86_64 LibreOffice_project/30$Build-2</meta:generator>
    <meta:document-statistic meta:object-count="31"/>
  </office:meta>
</office:document-meta>
</file>